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7" style:family="presentation" style:parent-style-name="Beehive1-title">
      <style:graphic-properties fo:min-height="2.63cm"/>
      <style:paragraph-properties style:writing-mode="lr-tb"/>
    </style:style>
    <style:style style:name="pr8" style:family="presentation" style:parent-style-name="Beehive1-outline1">
      <style:graphic-properties fo:min-height="9.135cm"/>
      <style:paragraph-properties style:writing-mode="lr-tb"/>
    </style:style>
    <style:style style:name="pr9" style:family="presentation" style:parent-style-name="Beehive1-notes">
      <style:graphic-properties draw:fill-color="#ffffff" fo:min-height="13.364cm"/>
      <style:paragraph-properties style:writing-mode="lr-tb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loext:graphic-properties draw:fill-color="#ffffff"/>
      <style:text-properties fo:font-size="24pt" fo:font-style="italic" style:font-size-asian="24pt" style:font-style-asian="italic" style:font-size-complex="24pt" style:font-style-complex="italic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374cm" fo:text-align="start" fo:text-indent="0cm"/>
    </style:style>
    <style:style style:name="P5" style:family="paragraph">
      <style:paragraph-properties fo:text-align="star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4cm" presentation:class="title" presentation:user-transformed="true">
          <draw:text-box>
            <text:p>Physics Informed Neural Networks</text:p>
          </draw:text-box>
        </draw:frame>
        <draw:frame presentation:style-name="pr2" draw:text-style-name="P2" draw:layer="layout" svg:width="25cm" svg:height="2.5cm" svg:x="1.5cm" svg:y="9.5cm" presentation:class="subtitle" presentation:user-transformed="true">
          <draw:text-box>
            <text:p text:style-name="P1"><text:span text:style-name="T1">Aryan Ritwajeet Jha</text:span>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What are PINNs?</text:p>
          </draw:text-box>
        </draw:frame>
        <draw:frame presentation:style-name="pr5" draw:layer="layout" svg:width="25cm" svg:height="9cm" svg:x="1.5cm" svg:y="3.5cm" presentation:class="outline" presentation:user-transformed="true">
          <draw:text-box>
            <text:list text:style-name="L2">
              <text:list-item>
                <text:p>A neural network whose loss function includes some <text:span text:style-name="T2">Physics-based or Mathematics-based loss function(s)</text:span>. These loss functions should be relevant to the system of our concern.</text:p>
              </text:list-item>
              <text:list-item>
                <text:p>For example: </text:p>
                <text:list>
                  <text:list-item>
                    <text:p>KKT equations fo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6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What problems do we hope to counter using PINNs?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Because NNs (by NN I always mean Deep Neural Networks or DNNs) typically tend to have these problems, when applied to solve physical systems such as Power Systems:</text:p>
                <text:list>
                  <text:list-item>
                    <text:p><text:span text:style-name="T3">Low interpretability in data processing</text:span></text:p>
                  </text:list-item>
                  <text:list-item>
                    <text:p><text:span text:style-name="T3">High quantity and quality of required training data</text:span></text:p>
                  </text:list-item>
                  <text:list-item>
                    <text:p><text:span text:style-name="T3">Production of physically infeasible/incoherent data</text:span></text:p>
                  </text:list-item>
                  <text:list-item>
                    <text:p><text:span text:style-name="T3">No theoretical guarantee on outputs. Not </text:span><text:span text:style-name="T3"><text:tab/></text:span><text:span text:style-name="T3"><text:a xlink:href="https://arxiv.org/pdf/2006.14117.pdf" xlink:type="simple">generalizable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901cm" svg:x="1.4cm" svg:y="-0.008cm" presentation:class="title" presentation:user-transformed="true">
          <draw:text-box>
            <text:p>Recall: Why do we even want to use any kind of NN?<text:line-break/></text:p>
          </draw:text-box>
        </draw:frame>
        <draw:frame presentation:style-name="pr8" draw:text-style-name="P5" draw:layer="layout" svg:width="25.199cm" svg:height="9.134cm" svg:x="1.4cm" svg:y="3.685cm" presentation:class="outline">
          <draw:text-box>
            <text:list text:style-name="L2">
              <text:list-header>
                <text:p text:style-name="P4"><text:span text:style-name="T1">Why use some black box model when we have more tangible gradient descent iterative models or sometimes even analytical models</text:span></text:p>
                <text:list>
                  <text:list-item>
                    <text:p text:style-name="P5">System cannot be feasibly solved for using standard computational tools.</text:p>
                  </text:list-item>
                  <text:list-item>
                    <text:p text:style-name="P5">Conventional solution <text:span text:style-name="T1">too slow</text:span><text:span text:style-name="T4">.</text:span></text:p>
                    <text:p text:style-name="P5"><text:span text:style-name="T4"/></text:p>
                  </text:list-item>
                  <text:list-item>
                    <text:p text:style-name="P5"><text:span text:style-name="T4">NNs are fast.</text:span></text:p>
                  </text:list-item>
                  <text:list-item>
                    <text:p text:style-name="P5"><text:span text:style-name="T4">With the right architecture and training data, NNs can solve for (generate outputs for) most real-world system problems.</text:span></text:p>
                    <text:p text:style-name="P5"><text:span text:style-name="T4"/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Realm of Machine Learning covered as part of this presentation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Supervised learning only. The NN is trained over some data. Then it is tested (on a testing set) to find out if it is any goo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Levers of change in your PINN<text:line-break/><text:span text:style-name="T5">for an already built NN</text:span>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Which equation(s) to model in your loss function.</text:p>
              </text:list-item>
              <text:list-item>
                <text:p>What fraction of the loss function is modelled by the <text:span text:style-name="T1">system equations</text:span>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Recall: Appending the Original Loss Function with more terms is NOT a new thing.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We already do this in L1 and L2 regressions, where we add an additional loss term proportional to the absolute values or squared values of the NN weights, for reasons.</text:p>
                <text:list>
                  <text:list-item>
                    <text:p>L1: For the sake of removing redundant features</text:p>
                  </text:list-item>
                  <text:list-item>
                    <text:p>L2: For preventing apparently weights of <text:span text:style-name="T1">apparently important </text:span><text:span text:style-name="T4">features from ballooning forever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What do the references say?</text:p>
          </draw:text-box>
        </draw:frame>
        <draw:frame presentation:style-name="pr8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What do the simulations say?</text:p>
          </draw:text-box>
        </draw:frame>
        <draw:frame presentation:style-name="pr8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At a Glance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In specific problems statements, PINNs found to be a helpful form of Supervised Learning for problem solving.</text:p>
              </text:list-item>
              <text:list-item>
                <text:p>PINNs are still black boxes.</text:p>
              </text:list-item>
              <text:list-item>
                <text:p>PINNs are NOT faster than NNs.</text:p>
              </text:list-item>
              <text:list-item>
                <text:p>PINNs do NOT take less training epochs than NNs.</text:p>
              </text:list-item>
              <text:list-item>
                <text:p>System equations are NOT restricted to be Partial Differential Equations.</text:p>
              </text:list-item>
              <text:list-item>
                <text:p>Reinforcement Learning was NOT covered in this presentation. All references covered here only dealt in Supervised Learning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office:forms form:automatic-focus="false" form:apply-design-mode="false"/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06T14:11:25.238000000</meta:creation-date>
    <meta:editing-duration>PT8H31M27S</meta:editing-duration>
    <meta:editing-cycles>19</meta:editing-cycles>
    <meta:generator>LibreOffice/7.2.2.2$Windows_X86_64 LibreOffice_project/02b2acce88a210515b4a5bb2e46cbfb63fe97d56</meta:generator>
    <dc:title>Beehive</dc:title>
    <dc:date>2023-03-07T00:01:41.011000000</dc:date>
    <meta:document-statistic meta:object-count="176"/>
  </office:meta>
</office:document-meta>
</file>